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38.364582mm" fo:page-width="26.193752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solid" draw:fill-color="#4a4b4e" draw:opacity="100.0%" draw:stroke="none"/>
    </style:style>
    <style:style style:family="graphic" style:name="style-3">
      <style:graphic-properties draw:fill="solid" draw:fill-color="#484644" draw:opacity="100.0%" draw:stroke="none"/>
    </style:style>
    <style:style style:family="graphic" style:name="style-4">
      <style:graphic-properties draw:fill="solid" draw:fill-color="#636672" draw:opacity="100.0%" draw:stroke="none"/>
    </style:style>
    <style:style style:family="graphic" style:name="style-5">
      <style:graphic-properties draw:fill="solid" draw:fill-color="#484850" draw:opacity="100.0%" draw:stroke="none"/>
    </style:style>
    <style:style style:family="graphic" style:name="style-6">
      <style:graphic-properties draw:fill="solid" draw:fill-color="#54524d" draw:opacity="100.0%" draw:stroke="none"/>
    </style:style>
    <style:style style:family="graphic" style:name="style-7">
      <style:graphic-properties draw:fill="solid" draw:fill-color="#65676d" draw:opacity="100.0%" draw:stroke="none"/>
    </style:style>
    <style:style style:family="graphic" style:name="style-8">
      <style:graphic-properties draw:fill="solid" draw:fill-color="#7a7a84" draw:opacity="100.0%" draw:stroke="none"/>
    </style:style>
    <style:style style:family="graphic" style:name="style-9">
      <style:graphic-properties draw:fill="solid" draw:fill-color="#5c5a55" draw:opacity="100.0%" draw:stroke="none"/>
    </style:style>
    <style:style style:family="graphic" style:name="style-10">
      <style:graphic-properties draw:fill="solid" draw:fill-color="#43403e" draw:opacity="100.0%" draw:stroke="none"/>
    </style:style>
    <style:style style:family="graphic" style:name="style-11">
      <style:graphic-properties draw:fill="solid" draw:fill-color="#706d66" draw:opacity="100.0%" draw:stroke="none"/>
    </style:style>
    <style:style style:family="graphic" style:name="style-12">
      <style:graphic-properties draw:fill="solid" draw:fill-color="#404040" draw:opacity="100.0%" draw:stroke="none"/>
    </style:style>
    <style:style style:family="graphic" style:name="style-13">
      <style:graphic-properties draw:fill="solid" draw:fill-color="#404040" draw:opacity="100.0%" draw:stroke="none"/>
    </style:style>
    <style:style style:family="graphic" style:name="style-14">
      <style:graphic-properties draw:fill="solid" draw:fill-color="#404040" draw:opacity="100.0%" draw:stroke="none"/>
    </style:style>
    <style:style style:family="graphic" style:name="style-15">
      <style:graphic-properties draw:fill="solid" draw:fill-color="#404040" draw:opacity="100.0%" draw:stroke="none"/>
    </style:style>
    <style:style style:family="graphic" style:name="style-16">
      <style:graphic-properties draw:fill="solid" draw:fill-color="#817c74" draw:opacity="100.0%" draw:stroke="none"/>
    </style:style>
    <style:style style:family="graphic" style:name="style-17">
      <style:graphic-properties draw:fill="solid" draw:fill-color="#404040" draw:opacity="100.0%" draw:stroke="none"/>
    </style:style>
    <style:style style:family="graphic" style:name="style-18">
      <style:graphic-properties draw:fill="solid" draw:fill-color="#404040" draw:opacity="100.0%" draw:stroke="none"/>
    </style:style>
    <style:style style:family="graphic" style:name="style-19">
      <style:graphic-properties draw:fill="solid" draw:fill-color="#69645a" draw:opacity="100.0%" draw:stroke="none"/>
    </style:style>
    <style:style style:family="graphic" style:name="style-20">
      <style:graphic-properties draw:fill="solid" draw:fill-color="#5a544f" draw:opacity="100.0%" draw:stroke="none"/>
    </style:style>
    <style:style style:family="graphic" style:name="style-21">
      <style:graphic-properties draw:fill="solid" draw:fill-color="#54545c" draw:opacity="39.21568691730499%" draw:stroke="none"/>
    </style:style>
    <style:style style:family="graphic" style:name="style-22">
      <style:graphic-properties draw:fill="solid" draw:fill-color="#404040" draw:opacity="100.0%" draw:stroke="none"/>
    </style:style>
    <style:style style:family="graphic" style:name="style-23">
      <style:graphic-properties draw:fill="solid" draw:fill-color="#404040" draw:opacity="100.0%" draw:stroke="none"/>
    </style:style>
    <style:style style:family="graphic" style:name="style-24">
      <style:graphic-properties draw:fill="solid" draw:fill-color="#404040" draw:opacity="100.0%" draw:stroke="none"/>
    </style:style>
    <style:style style:family="graphic" style:name="style-25">
      <style:graphic-properties draw:fill="solid" draw:fill-color="#404040" draw:opacity="100.0%" draw:stroke="none"/>
    </style:style>
    <style:style style:family="graphic" style:name="style-26">
      <style:graphic-properties draw:fill="solid" draw:fill-color="#404040" draw:opacity="100.0%" draw:stroke="none"/>
    </style:style>
    <style:style style:family="graphic" style:name="style-27">
      <style:graphic-properties draw:fill="solid" draw:fill-color="#404040" draw:opacity="100.0%" draw:stroke="none"/>
    </style:style>
    <style:style style:family="graphic" style:name="style-28">
      <style:graphic-properties draw:fill="solid" draw:fill-color="#404040" draw:opacity="100.0%" draw:stroke="none"/>
    </style:style>
  </office:automatic-styles>
  <office:body>
    <office:drawing>
      <draw:page draw:master-page-name="Default" draw:name="page1" draw:style-name="DP1">
        <draw:g draw:id="svg2">
          <draw:g draw:id="layer1">
            <draw:g draw:id="g3333">
              <draw:path svg:d="M 1662.9502 2.2737368E-13 L 1692.8878 155.90172 L 1485.019 195.81813 L 1454.0459 174.82397 L 29.937204 475.23236 L 0.0 319.33066 L 1434.0879 70.889565 L 1455.0818 39.916405 L 1662.9502 2.2737368E-13 z" svg:height="4.7523236mm" draw:style-name="style-2" draw:transform="skewX(-5.65253505953582E-17) rotate(-0.18971712535664365) translate(9.862625mm,0.30357236mm)" svg:viewBox="0.0 0.0 1692.8878 475.23236" svg:width="16.928879mm"/>
              <draw:path svg:d="M 0.0 211.66664 L 0.0 79.374985 L 661.45825 0.0 L 1322.9165 79.374985 L 1322.9165 211.66664 L 661.45825 132.29164 L 0.0 211.66664 z" svg:height="2.1166663mm" draw:style-name="style-3" svg:viewBox="0.0 0.0 1322.9165 211.66664" svg:width="13.229165mm" svg:x="2.645837mm" svg:y="6.614585mm"/>
              <draw:path svg:d="M 0.0 846.66656 L 132.29164 185.20831 L 529.16656 0.0 L 926.0415 185.20831 L 1058.3331 846.66656 L 0.0 846.66656 z" svg:height="8.466665mm" draw:style-name="style-4" svg:viewBox="0.0 0.0 1058.3331 846.66656" svg:width="10.583332mm" svg:x="3.9687533mm" svg:y="-5.4999055E-6mm"/>
              <draw:path svg:d="M 643.3743 684.70703 L 398.69696 112.03167 L 0.0 0.0 L 169.83417 182.92123 L 383.53882 734.60223 L 643.3743 684.70703 z" svg:height="7.346022mm" draw:style-name="style-5" draw:transform="skewX(-5.65253505953582E-17) rotate(-0.18971712535664365) translate(9.260425mm,0.26458317mm)" svg:viewBox="0.0 0.0 643.3743 734.60223" svg:width="6.4337435mm"/>
              <draw:path svg:d="M 0.0 2989.7905 L 132.29164 79.37418 L 926.0415 0.0 L 1719.7914 79.37418 L 1852.083 2989.7905 L 926.0415 3069.1663 L 0.0 2989.7905 z" svg:height="30.691662mm" draw:style-name="style-6" svg:viewBox="0.0 0.0 1852.083 3069.1663" svg:width="18.52083mm" svg:x="4.0261516E-6mm" svg:y="7.6729183mm"/>
              <draw:path svg:d="M 238.12497 9.094947E-13 L 105.83332 212.00577 L 0.0 794.089 L 476.24994 793.7507 L 370.41663 211.66745 L 238.12497 9.094947E-13 z" svg:height="7.9408903mm" draw:style-name="style-7" svg:viewBox="0.0 0.0 476.24994 794.089" svg:width="4.7624993mm" svg:x="6.8791695mm" svg:y="0.2645778mm"/>
              <draw:path svg:d="M 0.0 793.7507 L 132.29164 185.2091 L 502.70825 9.094947E-13 L 370.41663 211.66745 L 264.58328 793.7507 L 0.0 793.7507 z" svg:height="7.9375067mm" draw:style-name="style-8" svg:viewBox="0.0 0.0 502.70825 793.7507" svg:width="5.0270824mm" svg:x="4.233337mm" svg:y="0.2645778mm"/>
              <draw:path svg:d="M 0.0 132.29164 L 0.0 0.0 L 661.45825 79.374985 L 1322.9165 0.0 L 1322.9165 132.29164 L 661.45825 211.66664 L 0.0 132.29164 z" svg:height="2.1166663mm" draw:style-name="style-9" svg:viewBox="0.0 0.0 1322.9165 211.66664" svg:width="13.229165mm" svg:x="2.645837mm" svg:y="7.4083347mm"/>
              <draw:path svg:d="M 1833.8208 77.951065 L 909.4264 174.63403 L 14.9684 427.2189 L 0.0 349.26807 L 894.4576 96.683365 L 1818.8524 0.0 L 1833.8208 77.951065 z" svg:height="4.272189mm" draw:style-name="style-10" draw:transform="skewX(-5.65253505953582E-17) rotate(-0.18971712535664365) translate(0.6586619mm,8.211653mm)" svg:viewBox="0.0 0.0 1833.8208 427.2189" svg:width="18.338207mm"/>
              <draw:path svg:d="M 0.0 2910.4163 L 132.29164 0.0 L 926.0415 79.37579 L 1719.7914 0.0 L 1852.083 2910.4163 L 926.0415 2989.792 L 0.0 2910.4163 z" svg:height="29.89792mm" draw:style-name="style-11" svg:viewBox="0.0 0.0 1852.083 2989.792" svg:width="18.52083mm" svg:x="4.0261516E-6mm" svg:y="8.46666mm"/>
              <draw:path svg:d="M 63.29878 360.8371 L 166.26204 351.16837 L 100.93335 9.094947E-13 L 0.0 9.278341 L 63.29878 360.8371 z" svg:height="3.608371mm" draw:style-name="style-12" draw:transform="skewX(-5.65253505953582E-17) rotate(-0.18971712535664365) translate(6.995893mm,23.52294mm)" svg:viewBox="0.0 0.0 166.26204 360.8371" svg:width="1.6626204mm"/>
              <draw:path svg:d="M 63.29878 360.05753 L 162.20262 351.16837 L 96.873924 0.0 L 0.0 8.499157 L 63.29878 360.05753 z" svg:height="3.6005752mm" draw:style-name="style-13" draw:transform="skewX(-5.65253505953582E-17) rotate(-0.18971712535664365) translate(7.077103mm,16.386845mm)" svg:viewBox="0.0 0.0 162.20262 360.05753" svg:width="1.6220262mm"/>
              <draw:path svg:d="M 53.149204 362.0063 L 152.05264 353.11755 L 96.87352 0.0 L 0.0 8.499157 L 53.149204 362.0063 z" svg:height="3.6200628mm" draw:style-name="style-14" draw:transform="skewX(-5.65253505953582E-17) rotate(-0.18971712535664365) translate(2.2401915mm,15.890752mm)" svg:viewBox="0.0 0.0 152.05264 362.0063" svg:width="1.5205264mm"/>
              <draw:path svg:d="M 53.149204 362.7859 L 156.11287 353.11755 L 100.933754 9.094947E-13 L 0.0 9.278745 L 53.149204 362.7859 z" svg:height="3.6278589mm" draw:style-name="style-15" draw:transform="skewX(-5.65253505953582E-17) rotate(-0.18971712535664365) translate(1.9522732mm,23.026844mm)" svg:viewBox="0.0 0.0 156.11287 362.7859" svg:width="1.5611287mm"/>
              <draw:path svg:d="M 0.0 2857.4995 L 132.29164 0.0 L 873.1249 79.374985 L 873.1249 2936.8745 L 0.0 2857.4995 z" svg:height="29.368746mm" draw:style-name="style-16" svg:viewBox="0.0 0.0 873.1249 2936.8745" svg:width="8.731249mm" svg:x="0.2645873mm" svg:y="8.731252mm"/>
              <draw:path svg:d="M 106.04002 357.18744 L 7.2346992 367.1093 L 0.0 9.921873 L 96.738266 0.0 L 106.04002 357.18744 z" svg:height="3.6710932mm" draw:style-name="style-17" svg:viewBox="0.0 0.0 106.04002 367.1093" svg:width="1.0604002mm" svg:x="12.910842mm" svg:y="16.222265mm"/>
              <draw:path svg:d="M 110.17414 357.18744 L 7.2346992 367.1093 L 0.0 9.921873 L 100.87238 0.0 L 110.17414 357.18744 z" svg:height="3.6710932mm" draw:style-name="style-18" svg:viewBox="0.0 0.0 110.17414 367.1093" svg:width="1.1017413mm" svg:x="13.055536mm" svg:y="23.366014mm"/>
              <draw:path svg:d="M 9.094947E-13 79.374985 L 740.83325 0.0 L 873.1249 2857.4995 L 9.094947E-13 2936.8745 L 9.094947E-13 79.374985 z" svg:height="29.368746mm" draw:style-name="style-19" svg:viewBox="0.0 0.0 873.1249 2936.8745" svg:width="8.731249mm" svg:x="9.5250025mm" svg:y="8.731252mm"/>
              <draw:path svg:d="M 1833.8208 77.951065 L 939.3632 330.53555 L 14.9684 427.2189 L 0.0 349.26807 L 924.3948 252.58469 L 1818.8524 0.0 L 1833.8208 77.951065 z" svg:height="4.272189mm" draw:style-name="style-20" draw:transform="skewX(-5.65253505953582E-17) rotate(-0.18971712535664365) translate(0.6586619mm,8.211653mm)" svg:viewBox="0.0 0.0 1833.8208 427.2189" svg:width="18.338207mm"/>
              <draw:path svg:d="M 370.41663 9.094947E-13 L 9.094947E-13 185.20831 L 238.12497 211.66664 L 502.70825 211.66664 C 502.70825 211.66664 740.83325 185.20831 740.83325 185.20831 L 370.41663 9.094947E-13 z" svg:height="2.1166663mm" draw:style-name="style-21" svg:viewBox="0.0 0.0 740.83325 211.66664" svg:width="7.4083323mm" svg:x="5.556253mm" svg:y="0.2645778mm"/>
              <draw:path svg:d="M 214.14711 -1.8189894E-12 L 224.48239 357.18744 L 6.201171 377.0312 L 0.0 19.843746 L 214.14711 -1.8189894E-12 z" svg:height="3.7703118mm" draw:style-name="style-22" svg:viewBox="0.0 0.0 224.48239 377.0312" svg:width="2.244824mm" svg:x="12.737209mm" svg:y="34.03203mm"/>
              <draw:path svg:d="M 105.00649 357.18744 L 2.067057 367.1093 L 0.0 9.921873 L 100.87238 0.0 L 105.00649 357.18744 z" svg:height="3.6710932mm" draw:style-name="style-23" svg:viewBox="0.0 0.0 105.00649 367.1093" svg:width="1.0500649mm" svg:x="10.533727mm" svg:y="23.614061mm"/>
              <draw:path svg:d="M 115.34178 357.18744 L 12.402342 367.1093 L 0.0 9.921873 L 100.87238 0.0 L 115.34178 357.18744 z" svg:height="3.6710932mm" draw:style-name="style-24" svg:viewBox="0.0 0.0 115.34178 367.1093" svg:width="1.1534178mm" svg:x="15.577346mm" svg:y="23.117968mm"/>
              <draw:path svg:d="M 100.87238 357.18744 L 2.067057 367.1093 L 9.094947E-13 9.921873 L 96.738266 -1.8189894E-12 L 100.87238 357.18744 z" svg:height="3.6710932mm" draw:style-name="style-25" svg:viewBox="0.0 0.0 100.87238 367.1093" svg:width="1.0087239mm" svg:x="10.492385mm" svg:y="16.470312mm"/>
              <draw:path svg:d="M 111.207664 357.18744 L 12.402342 367.1093 L 0.0 9.921873 L 96.738266 0.0 L 111.207664 357.18744 z" svg:height="3.6710932mm" draw:style-name="style-26" svg:viewBox="0.0 0.0 111.207664 367.1093" svg:width="1.1120766mm" svg:x="15.329299mm" svg:y="15.974219mm"/>
              <draw:path svg:d="M 58.22399 361.8117 L 161.18765 352.14337 L 100.93335 0.0 L 0.0 9.278745 L 58.22399 361.8117 z" svg:height="3.6181169mm" draw:style-name="style-27" draw:transform="skewX(-5.65253505953582E-17) rotate(-0.18971712535664365) translate(4.4740834mm,23.27489mm)" svg:viewBox="0.0 0.0 161.18765 361.8117" svg:width="1.6118766mm"/>
              <draw:path svg:d="M 58.224396 361.0321 L 157.12782 352.14294 L 96.87352 4.5474735E-13 L 0.0 8.499157 L 58.224396 361.0321 z" svg:height="3.610321mm" draw:style-name="style-28" draw:transform="skewX(-5.65253505953582E-17) rotate(-0.18971712535664365) translate(4.6586475mm,16.138798mm)" svg:viewBox="0.0 0.0 157.12782 361.0321" svg:width="1.5712783mm"/>
            </draw:g>
          </draw:g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/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38.364582mm" fo:page-width="26.193752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